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42cm" fo:margin-left="0.12cm" fo:margin-right="14.238cm" table:align="margins"/>
    </style:style>
    <style:style style:name="Table1.A" style:family="table-column">
      <style:table-column-properties style:column-width="2.642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e34e" officeooo:paragraph-rsid="001ae34e"/>
    </style:style>
    <style:style style:name="P2" style:family="paragraph" style:parent-style-name="Standard">
      <style:text-properties officeooo:rsid="001b4775" officeooo:paragraph-rsid="001b4775"/>
    </style:style>
    <style:style style:name="P3" style:family="paragraph" style:parent-style-name="Standard">
      <style:text-properties fo:font-size="15pt" officeooo:rsid="001e9965" officeooo:paragraph-rsid="001e9965" fo:background-color="#66ffff" style:font-size-asian="15pt" style:font-size-complex="15pt"/>
    </style:style>
    <style:style style:name="P4" style:family="paragraph" style:parent-style-name="Standard">
      <style:text-properties fo:font-size="15pt" officeooo:rsid="001e9965" officeooo:paragraph-rsid="0020d691" fo:background-color="#66ffff" style:font-size-asian="15pt" style:font-size-complex="15pt"/>
    </style:style>
    <style:style style:name="P5" style:family="paragraph" style:parent-style-name="Standard">
      <style:text-properties fo:font-size="16pt" officeooo:rsid="001ae34e" officeooo:paragraph-rsid="001ae34e" fo:background-color="#66ffff" style:font-size-asian="16pt" style:font-size-complex="16pt"/>
    </style:style>
    <style:style style:name="P6" style:family="paragraph" style:parent-style-name="Standard">
      <style:text-properties fo:font-size="16pt" officeooo:rsid="001e9965" officeooo:paragraph-rsid="001e9965" fo:background-color="#66ffff" style:font-size-asian="16pt" style:font-size-complex="16pt"/>
    </style:style>
    <style:style style:name="P7" style:family="paragraph" style:parent-style-name="Standard">
      <style:text-properties fo:font-size="16pt" officeooo:rsid="001ef642" officeooo:paragraph-rsid="001ef642" fo:background-color="#66ffff" style:font-size-asian="16pt" style:font-size-complex="16pt"/>
    </style:style>
    <style:style style:name="P8" style:family="paragraph" style:parent-style-name="Standard">
      <style:text-properties fo:font-size="16pt" officeooo:rsid="0020d691" officeooo:paragraph-rsid="0020d691" fo:background-color="#66ffff" style:font-size-asian="16pt" style:font-size-complex="16pt"/>
    </style:style>
    <style:style style:name="P9" style:family="paragraph" style:parent-style-name="Standard">
      <style:text-properties officeooo:rsid="000625a2" officeooo:paragraph-rsid="001ef642"/>
    </style:style>
    <style:style style:name="P10" style:family="paragraph" style:parent-style-name="Standard">
      <style:text-properties officeooo:rsid="0009c4a5" officeooo:paragraph-rsid="001ef642"/>
    </style:style>
    <style:style style:name="P11" style:family="paragraph" style:parent-style-name="Standard">
      <style:text-properties officeooo:rsid="0020d691" officeooo:paragraph-rsid="0020d691"/>
    </style:style>
    <style:style style:name="P12" style:family="paragraph" style:parent-style-name="Standard">
      <style:text-properties officeooo:rsid="0020d691" officeooo:paragraph-rsid="0020d691"/>
    </style:style>
    <style:style style:name="P13" style:family="paragraph" style:parent-style-name="Standard">
      <style:text-properties fo:font-size="16pt" officeooo:rsid="00210fa0" officeooo:paragraph-rsid="00210fa0" fo:background-color="#66ffff" style:font-size-asian="16pt" style:font-size-complex="16pt"/>
    </style:style>
    <style:style style:name="P14" style:family="paragraph" style:parent-style-name="Standard">
      <style:text-properties fo:font-size="16pt" officeooo:rsid="0022e71d" officeooo:paragraph-rsid="0022e71d" fo:background-color="#66ffff" style:font-size-asian="16pt" style:font-size-complex="16pt"/>
    </style:style>
    <style:style style:name="P15" style:family="paragraph" style:parent-style-name="Standard">
      <style:text-properties fo:font-size="12pt" officeooo:rsid="00210fa0" officeooo:paragraph-rsid="00210fa0" fo:background-color="#ffffff" style:font-size-asian="12pt" style:font-size-complex="12pt"/>
    </style:style>
    <style:style style:name="P16" style:family="paragraph" style:parent-style-name="Standard">
      <style:text-properties fo:font-size="12pt" officeooo:rsid="0022e71d" officeooo:paragraph-rsid="0022e71d" fo:background-color="#ffffff" style:font-size-asian="12pt" style:font-size-complex="12pt"/>
    </style:style>
    <style:style style:name="T1" style:family="text">
      <style:text-properties officeooo:rsid="001ef6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8">Initialized git repositry</text:p>
      <text:p text:style-name="P11"/>
      <text:p text:style-name="P11">bootcamp@bootcamp-Latitude-E4310:~/chanana$ git init </text:p>
      <text:p text:style-name="P11">Reinitialized existing Git repository in /home/bootcamp/chanana/.git/ </text:p>
      <text:p text:style-name="P11">bootcamp@bootcamp-Latitude-E4310:~/chanana$ </text:p>
      <text:p text:style-name="P4"/>
      <text:p text:style-name="P4"/>
      <text:p text:style-name="P4"/>
      <text:p text:style-name="P4">Staging A File</text:p>
      <text:p text:style-name="P1"/>
      <text:p text:style-name="P1">bootcamp@bootcamp-Latitude-E4310:~/chanana$ git status </text:p>
      <text:p text:style-name="P1">On branch master </text:p>
      <text:p text:style-name="P1">Your branch is ahead of 'origin/master' by 3 commits. </text:p>
      <text:p text:style-name="P1"><text:s text:c="2"/>(use "git push" to publish your local commits) </text:p>
      <text:p text:style-name="P1"/>
      <text:p text:style-name="P1">Changes to be committed: </text:p>
      <text:p text:style-name="P1"><text:s text:c="2"/>(use "git reset HEAD &lt;file&gt;..." to unstage) </text:p>
      <text:p text:style-name="P1"/>
      <text:p text:style-name="P1"><text:tab/>new file: <text:s text:c="2"/>stage.txt </text:p>
      <text:p text:style-name="P1"/>
      <text:p text:style-name="P5"/>
      <text:p text:style-name="P6">UnStaging Afile</text:p>
      <text:p text:style-name="P1">bootcamp@bootcamp-Latitude-E4310:~/chanana$ git reset </text:p>
      <text:p text:style-name="P1">bootcamp@bootcamp-Latitude-E4310:~/chanana$ git status </text:p>
      <text:p text:style-name="P1">On branch master </text:p>
      <text:p text:style-name="P1">Your branch is ahead of 'origin/master' by 3 commits. </text:p>
      <text:p text:style-name="P1"><text:s text:c="2"/>(use "git push" to publish your local commits)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stage.txt </text:p>
      <text:p text:style-name="P1"/>
      <text:p text:style-name="P1">nothing added to commit but untracked files </text:p>
      <text:p text:style-name="P1"/>
      <text:p text:style-name="P6">Check branch status</text:p>
      <text:p text:style-name="P1"/>
      <text:p text:style-name="P2">bootcamp@bootcamp-Latitude-E4310:~/chanana$ git branch </text:p>
      <text:p text:style-name="P2"><text:s text:c="2"/>devlopment </text:p>
      <text:p text:style-name="P2">* master </text:p>
      <text:p text:style-name="P2"><text:s text:c="2"/>origin </text:p>
      <text:p text:style-name="P2"/>
      <text:p text:style-name="P6">ADD afile</text:p>
      <text:p text:style-name="P2">bootcamp@bootcamp-Latitude-E4310:~/chanana$ git add js.tar.gz </text:p>
      <text:p text:style-name="P2"/>
      <text:p text:style-name="P7"><text:soft-page-break/>Commit aFile</text:p>
      <text:p text:style-name="P2">bootcamp@bootcamp-Latitude-E4310:~/chanana$ git commit -m" js.tar.gz commit java script excersise" </text:p>
      <text:p text:style-name="P2">[master 61a6ce2] <text:s/>js.tar.gz commit java script excersise </text:p>
      <text:p text:style-name="P2"><text:s/>1 file changed, 0 insertions(+), 0 deletions(-) </text:p>
      <text:p text:style-name="P2"><text:s/>create mode 100644 js.tar.gz </text:p>
      <text:p text:style-name="P2"/>
      <text:p text:style-name="P7">Push data on the remote</text:p>
      <text:p text:style-name="P2">bootcamp@bootcamp-Latitude-E4310:~/chanana$ git push origin master </text:p>
      <text:p text:style-name="P2">Username for 'https://github.com': khushbochanana </text:p>
      <text:p text:style-name="P2">Password for 'https://khushbochanana@github.com': </text:p>
      <text:p text:style-name="P2">remote: Invalid username or password. </text:p>
      <text:p text:style-name="P2">fatal: Authentication failed for 'https://github.com/khushboochanana/origin.git/' </text:p>
      <text:p text:style-name="P2">bootcamp@bootcamp-Latitude-E4310:~/chanana$ git push origin master </text:p>
      <text:p text:style-name="P2">Username for 'https://github.com': khushboochanana </text:p>
      <text:p text:style-name="P2">Password for 'https://khushboochanana@github.com': </text:p>
      <text:p text:style-name="P2">Counting objects: 11, done. </text:p>
      <text:p text:style-name="P2">Delta compression using up to 4 threads. </text:p>
      <text:p text:style-name="P2">Compressing objects: 100% (7/7), done. </text:p>
      <text:p text:style-name="P2">Writing objects: 100% (8/8), 3.06 KiB | 0 bytes/s, done. </text:p>
      <text:p text:style-name="P2">Total 8 (delta 2), reused 0 (delta 0) </text:p>
      <text:p text:style-name="P2">To https://github.com/khushboochanana/origin.git </text:p>
      <text:p text:style-name="P2"><text:s text:c="3"/>6bddfa1..61a6ce2 <text:s/>master -&gt; master </text:p>
      <text:p text:style-name="P2"><text:a xlink:type="simple" xlink:href="mailto:bootcamp@bootcamp-Latitude-E4310">bootcamp@bootcamp-Latitude-E4310</text:a>:~/chana</text:p>
      <text:p text:style-name="P2"/>
      <text:p text:style-name="P2"/>
      <text:p text:style-name="P7">Add ssh Key</text:p>
      <text:p text:style-name="P2"/>
      <text:p text:style-name="P10">ssh-keygen -t rsa -C "<text:span text:style-name="T1">khushbooc@intelligrape.com”</text:span> </text:p>
      <text:p text:style-name="P10">Generating public/private rsa key pair. </text:p>
      <text:p text:style-name="P10">Enter file in which to save the key (/home/<text:span text:style-name="T1">bootcamp</text:span>/.ssh/id_rsa): </text:p>
      <text:p text:style-name="P10">/home/<text:span text:style-name="T1">bootcamp</text:span>/.ssh/id_rsa already exists. </text:p>
      <text:p text:style-name="P10">Overwrite (y/n)? y </text:p>
      <text:p text:style-name="P10">Enter passphrase (empty for no passphrase): </text:p>
      <text:p text:style-name="P10">Enter same passphrase again: </text:p>
      <text:p text:style-name="P10">Your identification has been saved in /home/<text:span text:style-name="T1">bootcamp</text:span>/.ssh/id_rsa. </text:p>
      <text:p text:style-name="P10">Your public key has been saved in /home/<text:span text:style-name="T1">bootcamp</text:span>/.ssh/id_rsa.pub. </text:p>
      <text:p text:style-name="P10">The key fingerprint is: </text:p>
      <text:p text:style-name="P10">9e:80:2a:55:e9:3f:1c:a4:28:9a:ce:87:1c:f1:09:50 <text:span text:style-name="T1">khushbooc@intelligrape.com</text:span></text:p>
      <text:p text:style-name="P10">The key's randomart image is: </text:p>
      <text:p text:style-name="P10">+--[ RSA 2048]----+ </text:p>
      <text:p text:style-name="P10">| .E <text:s text:c="13"/>| </text:p>
      <text:p text:style-name="P10">|. <text:s text:c="3"/>. <text:s text:c="10"/>| </text:p>
      <text:p text:style-name="P10">|. <text:s text:c="2"/>o . <text:s text:c="9"/>| </text:p>
      <text:p text:style-name="P10">| o + + <text:s text:c="10"/>| </text:p>
      <text:p text:style-name="P10">|. * = o S <text:s text:c="7"/>| </text:p>
      <text:p text:style-name="P10">|.= + o + . <text:s text:c="6"/>| </text:p>
      <text:p text:style-name="P10">|= + <text:s text:c="2"/>+ o <text:s text:c="7"/>| </text:p>
      <text:p text:style-name="P10">|o+ . <text:s text:c="2"/>. <text:s text:c="8"/>| </text:p>
      <text:p text:style-name="P10">| o. <text:s text:c="13"/>| </text:p>
      <text:p text:style-name="P9"/>
      <table:table table:name="Table1" table:style-name="Table1">
        <table:table-column table:style-name="Table1.A"/>
        <table:table-header-rows>
          <text:soft-page-break/>
          <table:table-row>
            <table:table-cell table:style-name="Table1.A1" office:value-type="string">
              <text:p text:style-name="Table_20_Contents"/>
              <text:p text:style-name="Table_20_Contents"/>
            </table:table-cell>
          </table:table-row>
        </table:table-header-rows>
      </table:table>
      <text:p text:style-name="P11"/>
      <text:p text:style-name="P11"/>
      <text:p text:style-name="P11"/>
      <text:p text:style-name="P11"/>
      <text:p text:style-name="P8">Switch to another branch</text:p>
      <text:p text:style-name="P11"/>
      <text:p text:style-name="P11">bootcamp@bootcamp-Latitude-E4310:~/chanana$ git checkout devlopment </text:p>
      <text:p text:style-name="P11">Switched to branch 'devlopment' </text:p>
      <text:p text:style-name="P11">Your branch is ahead of 'origin/devlopment' by 3 commits. </text:p>
      <text:p text:style-name="P11"><text:s text:c="2"/>(use "git push" to publish your local commits) </text:p>
      <text:p text:style-name="P11">bootcamp@bootcamp-Latitude-E4310:~/chanana$ </text:p>
      <text:p text:style-name="P11"/>
      <text:p text:style-name="P11"/>
      <text:p text:style-name="P11"/>
      <text:p text:style-name="P13">Git reset –hard</text:p>
      <text:p text:style-name="P13"/>
      <text:p text:style-name="P15"/>
      <text:p text:style-name="P15">bootcamp@bootcamp-Latitude-E4310:~/chanana$ git reset --hard</text:p>
      <text:p text:style-name="P15">HEAD is now at 3e177e5 check reset after commit</text:p>
      <text:p text:style-name="P15"/>
      <text:p text:style-name="P15"/>
      <text:p text:style-name="P13">Git rm command To remove file</text:p>
      <text:p text:style-name="P15"/>
      <text:p text:style-name="P15"/>
      <text:p text:style-name="P15">bootcamp@bootcamp-Latitude-E4310:~/chanana$ git rm CheckReset.text</text:p>
      <text:p text:style-name="P15">rm 'CheckReset.text'</text:p>
      <text:p text:style-name="P15">bootcamp@bootcamp-Latitude-E4310:~/chanana$ ls</text:p>
      <text:p text:style-name="P15">a.txt <text:s/>b.txt <text:s/>devFile.txt <text:s/>js.tar.gz <text:s/>Linux <text:s/>stage.txt</text:p>
      <text:p text:style-name="P15">bootcamp@bootcamp-Latitude-E4310:~/chanana$ git commit-m</text:p>
      <text:p text:style-name="P15"/>
      <text:p text:style-name="P15"/>
      <text:p text:style-name="P15"/>
      <text:p text:style-name="P14">Git PULL from another branch</text:p>
      <text:p text:style-name="P14"/>
      <text:p text:style-name="P16">bootcamp@bootcamp-Latitude-E4310:~/chanana$ git commit -m"pull in another branch"</text:p>
      <text:p text:style-name="P16">On branch master</text:p>
      <text:p text:style-name="P16">Your branch is ahead of 'origin/master' by 3 commits.</text:p>
      <text:p text:style-name="P16"><text:s text:c="2"/>(use "git push" to publish your local commits)</text:p>
      <text:p text:style-name="P16"></text:p>
      <text:p text:style-name="P16">Untracked files:</text:p>
      <text:p text:style-name="P16"><text:tab/>stage.txt</text:p>
      <text:p text:style-name="P14"></text:p>
      <text:p text:style-name="P16">nothing added to commit but untracked files present</text:p>
      <text:p text:style-name="P16">bootcamp@bootcamp-Latitude-E4310:~/chanana$ git push origin master</text:p>
      <text:p text:style-name="P16">Username for 'https://github.com': khushboochanana</text:p>
      <text:p text:style-name="P16">Password for 'https://khushboochanana@github.com': </text:p>
      <text:p text:style-name="P16">Counting objects: 4, done.</text:p>
      <text:p text:style-name="P16">Delta compression using up to 4 threads.</text:p>
      <text:p text:style-name="P16"><text:soft-page-break/>Compressing objects: 100% (2/2), done.</text:p>
      <text:p text:style-name="P16">Writing objects: 100% (2/2), 331 bytes | 0 bytes/s, done.</text:p>
      <text:p text:style-name="P16">Total 2 (delta 1), reused 0 (delta 0)</text:p>
      <text:p text:style-name="P16">To https://github.com/khushboochanana/origin.git</text:p>
      <text:p text:style-name="P16"><text:s text:c="3"/>be4c50e..f96de4d <text:s/>master -&gt; mast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1:11:40.445335894</meta:creation-date>
    <meta:editing-duration>PT22M12S</meta:editing-duration>
    <meta:editing-cycles>5</meta:editing-cycles>
    <meta:generator>LibreOffice/4.2.3.3$Linux_X86_64 LibreOffice_project/420m0$Build-3</meta:generator>
    <dc:date>2015-02-10T13:27:42.071824644</dc:date>
    <meta:document-statistic meta:table-count="1" meta:image-count="0" meta:object-count="0" meta:page-count="4" meta:paragraph-count="109" meta:word-count="500" meta:character-count="4296" meta:non-whitespace-character-count="3682"/>
  </office:meta>
</office:document-meta>
</file>